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cf35" officeooo:paragraph-rsid="000dc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jeudi :</text:p>
      <text:p text:style-name="P1"/>
      <text:p text:style-name="P1">div deviennent des boutons</text:p>
      <text:p text:style-name="P1">emplacement Css des boutons</text:p>
      <text:p text:style-name="P1">images au dessus des boutons</text:p>
      <text:p text:style-name="P1">boutons transparents</text:p>
      <text:p text:style-name="P1">changement de police des numéros</text:p>
      <text:p text:style-name="P1"/>
      <text:p text:style-name="P1"/>
      <text:p text:style-name="P1"/>
      <text:p text:style-name="P1">Pour les liens LN :</text:p>
      <text:p text:style-name="P1">tableau pour affectation des liens Linkedinn sur JavaScript</text:p>
      <text:p text:style-name="P1">ou</text:p>
      <text:p text:style-name="P1">Directement dans le html si pas de solution</text:p>
      <text:p text:style-name="P1"/>
      <text:p text:style-name="P1"/>
      <text:p text:style-name="P1"/>
      <text:p text:style-name="P1">Voir pour intégrer musiqu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7:12:58.861345329</meta:creation-date>
    <dc:date>2024-01-16T17:17:25.336635718</dc:date>
    <meta:editing-duration>PT4M27S</meta:editing-duration>
    <meta:editing-cycles>1</meta:editing-cycles>
    <meta:document-statistic meta:table-count="0" meta:image-count="0" meta:object-count="0" meta:page-count="1" meta:paragraph-count="11" meta:word-count="49" meta:character-count="294" meta:non-whitespace-character-count="256"/>
    <meta:generator>LibreOffice/7.4.7.2$Linux_X86_64 LibreOffice_project/40$Build-2</meta:generator>
  </office:meta>
</office:document-meta>
</file>